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spark, then expanding to a moon and finally to a shining portal of the "afterlife"</text:p>
      <text:p text:style-name="Standard">3. Red or some other mono colored, textured imprints in the wall and other surfaces parallel to my eyes' ray cast. <text:s/>Likely square and falling from some other surface like a woman's period.</text:p>
      <text:p text:style-name="Standard">4. A soft embrace encompassing my body's contact points no matter the surface it touches, and this could possibly expand to bring a softness to the air embracing me</text:p>
      <text:p text:style-name="Standard">5. A final norepinephrine, dopamine, and serotonin release akin to MDMA's effect or an orgasm</text:p>
      <text:p text:style-name="Standard">6.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text:p>
      <text:p text:style-name="Standard">7. Red or some other mono colored illustrations imprinted into the floor and other surfaces perpendicular to my eyes' ray cast.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while looking very hard to his left. <text:s/>I'm 99% sure this was on purpose like the several other times gang members have hit or almost hit me with their stupid fucking cars. <text:s/>There was also someone in a white SUV right behind the guy.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1T22:06:59.122000000</dc:date>
    <meta:editing-duration>PT42M52S</meta:editing-duration>
    <meta:editing-cycles>43</meta:editing-cycles>
    <meta:generator>LibreOffice/7.2.1.2$Windows_X86_64 LibreOffice_project/87b77fad49947c1441b67c559c339af8f3517e22</meta:generator>
    <meta:document-statistic meta:table-count="0" meta:image-count="0" meta:object-count="0" meta:page-count="189" meta:paragraph-count="2419" meta:word-count="122819" meta:character-count="680583" meta:non-whitespace-character-count="551532"/>
  </office:meta>
</office:document-meta>
</file>